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9pt"/>
    </style:style>
    <style:style style:name="co2" style:family="table-column">
      <style:table-column-properties fo:break-before="auto" style:column-width="1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/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1"/>
        </table:table-row>
        <table:table-row table:style-name="ro2">
          <table:table-cell table:style-name="ce2" office:value-type="string" calcext:value-type="string">
            <text:p>Joueur A</text:p>
          </table:table-cell>
          <table:table-cell table:style-name="ce4" table:formula="of:=[.C7]+[.A9]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4" table:formula="of:=[.E7]+[.C9]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4" table:formula="of:=[.G7]+[.E9]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4" table:formula="of:=[.I7]+[.G9]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4" table:formula="of:=[.K7]+[.I9]" office:value-type="float" office:value="30" calcext:value-type="float" table:number-columns-spanned="2" table:number-rows-spanned="1">
            <text:p>30</text:p>
          </table:table-cell>
          <table:covered-table-cell table:style-name="ce7"/>
          <table:table-cell table:style-name="ce4" table:formula="of:=[.M7]+[.K9]" office:value-type="float" office:value="47" calcext:value-type="float" table:number-columns-spanned="2" table:number-rows-spanned="1">
            <text:p>47</text:p>
          </table:table-cell>
          <table:covered-table-cell table:style-name="ce7"/>
          <table:table-cell table:style-name="ce4" table:formula="of:=[.O7]+[.M9]" office:value-type="float" office:value="54" calcext:value-type="float" table:number-columns-spanned="2" table:number-rows-spanned="1">
            <text:p>54</text:p>
          </table:table-cell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5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cad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" table:formula="of:=IF([.C3]=&quot;/&quot;;  10+IF([.D3]=&quot;X&quot;; 10; [.D3]); IF([.C3]=&quot;-&quot;; 10+IF([.D3]=&quot;X&quot;; 10+IF([.F3]=&quot;X&quot;; 10; [.F3]); [.D3]+IF([.E3]=&quot;/&quot;; 10; [.E3])); [.B3]+[.C3]))" office:value-type="float" office:value="6" calcext:value-type="float">
            <text:p>6</text:p>
          </table:table-cell>
          <table:table-cell/>
          <table:table-cell table:style-name="ce6" table:formula="of:=IF([.E3]=&quot;/&quot;;  10+IF([.F3]=&quot;X&quot;; 10; [.F3]); IF([.E3]=&quot;-&quot;; 10+IF([.F3]=&quot;X&quot;; 10+IF([.H3]=&quot;X&quot;; 10; [.H3]); [.F3]+IF([.G3]=&quot;/&quot;; 10; [.G3])); [.D3]+[.E3]))" office:value-type="float" office:value="4" calcext:value-type="float">
            <text:p>4</text:p>
          </table:table-cell>
          <table:table-cell/>
          <table:table-cell table:style-name="ce6" table:formula="of:=IF([.G3]=&quot;/&quot;;  10+IF([.H3]=&quot;X&quot;; 10; [.H3]); IF([.G3]=&quot;-&quot;; 10+IF([.H3]=&quot;X&quot;; 10+IF([.J3]=&quot;X&quot;; 10; [.J3]); [.H3]+IF([.I3]=&quot;/&quot;; 10; [.I3])); [.F3]+[.G3]))" office:value-type="float" office:value="12" calcext:value-type="float">
            <text:p>12</text:p>
          </table:table-cell>
          <table:table-cell/>
          <table:table-cell table:style-name="ce6" table:formula="of:=IF([.I3]=&quot;/&quot;;  10+IF([.J3]=&quot;X&quot;; 10; [.J3]); IF([.I3]=&quot;-&quot;; 10+IF([.J3]=&quot;X&quot;; 10+IF([.L3]=&quot;X&quot;; 10; [.L3]); [.J3]+IF([.K3]=&quot;/&quot;; 10; [.K3])); [.H3]+[.I3]))" office:value-type="float" office:value="3" calcext:value-type="float">
            <text:p>3</text:p>
          </table:table-cell>
          <table:table-cell/>
          <table:table-cell table:style-name="ce6" table:formula="of:=IF([.K3]=&quot;/&quot;;  10+IF([.L3]=&quot;X&quot;; 10; [.L3]); IF([.K3]=&quot;-&quot;; 10+IF([.L3]=&quot;X&quot;; 10+IF([.N3]=&quot;X&quot;; 10; [.N3]); [.L3]+IF([.M3]=&quot;/&quot;; 10; [.M3])); [.J3]+[.K3]))" office:value-type="float" office:value="5" calcext:value-type="float">
            <text:p>5</text:p>
          </table:table-cell>
          <table:table-cell/>
          <table:table-cell table:style-name="ce6" table:formula="of:=IF([.M3]=&quot;/&quot;;  10+IF([.N3]=&quot;X&quot;; 10; [.N3]); IF([.M3]=&quot;-&quot;; 10+IF([.N3]=&quot;X&quot;; 10+IF([.P3]=&quot;X&quot;; 10; [.P3]); [.N3]+IF([.O3]=&quot;/&quot;; 10; [.O3])); [.L3]+[.M3]))" office:value-type="float" office:value="17" calcext:value-type="float">
            <text:p>17</text:p>
          </table:table-cell>
          <table:table-cell/>
          <table:table-cell table:style-name="ce6" table:formula="of:=IF([.O3]=&quot;/&quot;;  10+IF([.P3]=&quot;X&quot;; 10; [.P3]); IF([.O3]=&quot;-&quot;; 10+IF([.P3]=&quot;X&quot;; 10+IF([.R3]=&quot;X&quot;; 10; [.R3]); [.P3]+IF([.Q3]=&quot;/&quot;; 10; [.Q3])); [.N3]+[.O3])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 partie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9"/>
        </table:table-row>
        <table:table-row table:style-name="ro1">
          <table:table-cell table:number-columns-repeated="2"/>
          <table:table-cell table:formula="of:=[.C7]+[.A9]" office:value-type="float" office:value="6" calcext:value-type="float">
            <text:p>6</text:p>
          </table:table-cell>
          <table:table-cell/>
          <table:table-cell table:formula="of:=[.E7]+[.C9]" office:value-type="float" office:value="10" calcext:value-type="float">
            <text:p>10</text:p>
          </table:table-cell>
          <table:table-cell/>
          <table:table-cell table:formula="of:=[.G7]+[.E9]" office:value-type="float" office:value="22" calcext:value-type="float">
            <text:p>22</text:p>
          </table:table-cell>
          <table:table-cell/>
          <table:table-cell table:formula="of:=[.I7]+[.G9]" office:value-type="float" office:value="25" calcext:value-type="float">
            <text:p>25</text:p>
          </table:table-cell>
          <table:table-cell/>
          <table:table-cell table:formula="of:=[.K7]+[.I9]" office:value-type="float" office:value="30" calcext:value-type="float">
            <text:p>30</text:p>
          </table:table-cell>
          <table:table-cell/>
          <table:table-cell table:formula="of:=[.M7]+[.K9]" office:value-type="float" office:value="47" calcext:value-type="float">
            <text:p>47</text:p>
          </table:table-cell>
          <table:table-cell/>
          <table:table-cell table:formula="of:=[.O7]+[.M9]" office:value-type="float" office:value="54" calcext:value-type="float">
            <text:p>54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8:27:01.276536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33:23.194550355</meta:creation-date>
    <dc:date>2019-02-01T18:44:51.725792973</dc:date>
    <meta:editing-duration>PT23M23S</meta:editing-duration>
    <meta:editing-cycles>5</meta:editing-cycles>
    <meta:generator>LibreOffice/5.1.6.2$Linux_X86_64 LibreOffice_project/10m0$Build-2</meta:generator>
    <meta:document-statistic meta:table-count="1" meta:cell-count="38" meta:object-count="0"/>
  </office:meta>
</office:document-meta>
</file>